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ethen8181.github.io/machine-learning/clustering_old/text_similarity/text_similarity.html#reference" text:style-name="Internet_20_link" text:visited-style-name="Visited_20_Internet_20_Link">http://ethen8181.github.io/machine-learning/clustering_old/text_similarity/text_similarity.html#reference</text:a></text:p>
      <text:p text:style-name="Standard"/>
      <text:p text:style-name="Standard"/>
      <text:p text:style-name="Standard"/>
      <text:p text:style-name="Standard"><text:a xlink:type="simple" xlink:href="http://mccormickml.com/2015/06/12/minhash-tutorial-with-python-code/" text:style-name="Internet_20_link" text:visited-style-name="Visited_20_Internet_20_Link">http://mccormickml.com/2015/06/12/minhash-tutorial-with-python-code/</text:a></text:p>
      <text:p text:style-name="Standard"/>
      <text:p text:style-name="Standard"/>
      <text:p text:style-name="Standard"/>
      <text:p text:style-name="Standard"/>
      <text:p text:style-name="Standard"><text:a xlink:type="simple" xlink:href="http://www.math.uaa.alaska.edu/~afkjm/csce211/fall2018/handouts/RandomFunctions.pdf" text:style-name="Internet_20_link" text:visited-style-name="Visited_20_Internet_20_Link">http://www.math.uaa.alaska.edu/~afkjm/csce211/fall2018/handouts/RandomFunctions.pdf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://www.cplusplus.com/" text:style-name="Internet_20_link" text:visited-style-name="Visited_20_Internet_20_Link">http://www.cplusplus.com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1:26:38.080193172</meta:creation-date>
    <meta:generator>LibreOffice/6.0.3.2$Linux_X86_64 LibreOffice_project/00m0$Build-2</meta:generator>
    <dc:date>2018-12-15T11:39:24.786617815</dc:date>
    <meta:editing-duration>PT12M46S</meta:editing-duration>
    <meta:editing-cycles>2</meta:editing-cycles>
    <meta:document-statistic meta:table-count="0" meta:image-count="0" meta:object-count="0" meta:page-count="1" meta:paragraph-count="4" meta:word-count="4" meta:character-count="281" meta:non-whitespace-character-count="281"/>
  </office:meta>
</office:document-meta>
</file>